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5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7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70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6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pecificaciones de requerimientos</text:p>
      <text:p text:style-name="Standard"/>
      <text:p text:style-name="Standard">Introducción</text:p>
      <text:p text:style-name="Standard"/>
      <text:p text:style-name="Standard">El propósito de este documento es dar toda la información importante sobre el proyecto a realizar “<text:span text:style-name="T3">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4">Garoé</text:span><text:span text:style-name="T3">: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93567651" text:style-name="L1">
        <text:list-item>
          <text:p text:style-name="P2">Motores de búsqueda (con y sin adversario)</text:p>
        </text:list-item>
        <text:list-item>
          <text:p text:style-name="P2">Especificación de estado</text:p>
        </text:list-item>
        <text:list-item>
          <text:p text:style-name="P2">Especificación de reglas de cambio de estado</text:p>
        </text:list-item>
        <text:list-item>
          <text:p text:style-name="P2">Aplicaciones que utilicen un motor de búsqueda</text:p>
        </text:list-item>
      </text:list>
      <text:p text:style-name="Standard"/>
      <text:p text:style-name="Standard">Así mismo el producto contendrá dos motores de búsqueda implementados, uno para búsquedas sin adversario y otro con adversario.</text:p>
      <text:p text:style-name="Standard"/>
      <text:p text:style-name="Standard">Finalmente el producto tendrá tres ejemplos de uso, dos utilizaran búsqueda con adversario y el tercero búsqueda sin adversario.</text:p>
      <text:p text:style-name="Standard"/>
      <text:p text:style-name="Standard">El producto esta pensado para ser utilizado en los siguientes casos:</text:p>
      <text:p text:style-name="Standard"/>
      <text:list xml:id="list321336495" text:style-name="L2">
        <text:list-item>
          <text:p text:style-name="P3">Desarrollar elementos para realizar búsquedas</text:p>
          <text:list>
            <text:list-item>
              <text:p text:style-name="P3">Motores de búsqueda</text:p>
            </text:list-item>
            <text:list-item>
              <text:p text:style-name="P3">Reglas de cambio de estado</text:p>
            </text:list-item>
            <text:list-item>
              <text:p text:style-name="P3">Especificaciones de estados</text:p>
            </text:list-item>
          </text:list>
        </text:list-item>
        <text:list-item>
          <text:p text:style-name="P3">Especializar partes de la plataforma</text:p>
        </text:list-item>
        <text:list-item>
          <text:p text:style-name="P3">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text:soft-page-break/></text:p>
      <text:p text:style-name="Standard"/>
      <text:p text:style-name="Standard">Mas específicamente los beneficios se pueden dividir según los casos de uso:</text:p>
      <text:p text:style-name="Standard"/>
      <text:list xml:id="list1616438649" text:style-name="L3">
        <text:list-item>
          <text:list>
            <text:list-item>
              <text:p text:style-name="P4">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1504094935" text:style-name="L4">
        <text:list-item>
          <text:p text:style-name="P5">Desarrollar un problema: En caso de querer desarrollar un problema solo es necesario definir el estado (utilizando el estado abstracto correspondiente) y las reglas de cambio de estado.</text:p>
        </text:list-item>
      </text:list>
      <text:p text:style-name="Standard"/>
      <text:list xml:id="list981419450" text:style-name="L5">
        <text:list-item>
          <text:p text:style-name="P6">Utilizar la plataforma con un problema y motor dado dentro de una aplicación: Si se tiene implementado un problema y uno o mas motores de búsqueda (compatibles con el mismo) uno podría usar la plataforma para conectar la aplicación con los mismos.</text:p>
          <text:p text:style-name="P6"/>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El resto del documento se organiza de la siguiente forma:</text:p>
      <text:p text:style-name="Standard"/>
      <text:p text:style-name="Standard">– &gt; <text:tab/>Descripción general</text:p>
      <text:p text:style-name="Standard">– – – – – – – – | – &gt;<text:tab/>Características de usuario</text:p>
      <text:p text:style-name="Standard">– – – – – – – – – – – – – – – – | – &gt;<text:tab/>Desarrollador de motores de búsqueda</text:p>
      <text:p text:style-name="Standard">– – – – – – – – – – – – – – – – | – &gt;<text:tab/>Desarrollador de problemas</text:p>
      <text:p text:style-name="Standard">– – – – – – – – – – – – – – – – | – &gt;<text:tab/>Desarrollador de aplicaciones que utilizan motor de búsqueda</text:p>
      <text:p text:style-name="Standard">– – – – – – – – | – &gt;<text:tab/>Restricciones</text:p>
      <text:p text:style-name="Standard">– – – – – – – – | – &gt;<text:tab/>Dependencias y suposiciones</text:p>
      <text:p text:style-name="Standard">– – – – – – – – | – &gt;<text:tab/>Requerimientos funcionales</text:p>
      <text:p text:style-name="Standard">– – – – – – – – – – – – – – – – | – &gt;<text:tab/>Motor de búsqueda</text:p>
      <text:p text:style-name="Standard">– – – – – – – – – – – – – – – – | – &gt;<text:tab/>Problema</text:p>
      <text:p text:style-name="Standard">– – – – – – – – – – – – – – – – | – &gt;<text:tab/>Estado</text:p>
      <text:p text:style-name="Standard">– – – – – – – – – – – – – – – – | – &gt;<text:tab/>Reglas de cambio de estado</text:p>
      <text:p text:style-name="Standard">– – – – – – – – | – &gt;<text:tab/>Restricciones de diseño</text:p>
      <text:p text:style-name="Standard">– – – – – – – – | – &gt;<text:tab/>Atributos del sistema</text:p>
      <text:p text:style-name="Standard">– – – – – – – – – – – – – – – – | – &gt;<text:tab/>Portabilidad</text:p>
      <text:p text:style-name="Standard">– – – – – – – – | – &gt;<text:tab/>Información de soporte</text:p>
      <text:p text:style-name="Standard">– – – – – – – – – – – – – – – – | – &gt;<text:tab/>Indice</text:p>
      <text:p text:style-name="Standard">– – – – – – – – – – – – – – – – | – &gt;<text:tab/>Apéndice</text:p>
      <text:p text:style-name="Standard">–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Standard">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
      <text:p text:style-name="Standard"><text:soft-page-break/>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1">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1">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1">Este producto requiere la disponibilidad de una maquina virtual de Java y un SDK de Java que permita las siguientes funciones:</text:p>
      <text:p text:style-name="Standard"/>
      <text:list xml:id="list1730142932" text:style-name="L6">
        <text:list-item>
          <text:p text:style-name="P7">Genericidad</text:p>
        </text:list-item>
        <text:list-item>
          <text:p text:style-name="P7">Restricciones en parámetros de clase</text:p>
        </text:list-item>
        <text:list-item>
          <text:p text:style-name="P7">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draw:g text:anchor-type="paragraph" draw:z-index="0" draw:style-name="gr1"><draw:frame draw:style-name="gr2" draw:text-style-name="P9" svg:width="1.906cm" svg:height="0.74cm" svg:x="0.023cm" svg:y="0.656cm"><draw:text-box><text:p text:style-name="P8"><text:span text:style-name="T5">Estado</text:span></text:p></draw:text-box></draw:frame><draw:frame draw:style-name="gr3" draw:text-style-name="P9" svg:width="4.763cm" svg:height="0.74cm" svg:x="0.023cm" svg:y="3.251cm"><draw:text-box><text:p text:style-name="P8"><text:span text:style-name="T5">Estado con evaluación</text:span></text:p></draw:text-box></draw:frame><draw:frame draw:style-name="gr3" draw:text-style-name="P9" svg:width="4.763cm" svg:height="0.74cm" svg:x="0.023cm" svg:y="5.895cm"><draw:text-box><text:p text:style-name="P8"><text:span text:style-name="T5">Estado con adversario</text:span></text:p></draw:text-box></draw:frame><draw:frame draw:style-name="gr4" draw:text-style-name="P10" svg:width="1.906cm" svg:height="0.653cm" draw:transform="rotate (1.5707963267946) translate (0.358069444444444cm 3.25084722222222cm)"><draw:text-box><text:p text:style-name="P8"><text:span text:style-name="T6">es un</text:span></text:p></draw:text-box></draw:frame><draw:line draw:style-name="gr5" draw:text-style-name="P11" svg:x1="0.977cm" svg:y1="3.25cm" svg:x2="0.977cm" svg:y2="1.345cm"><text:p/></draw:line><draw:frame draw:style-name="gr4" draw:text-style-name="P10" svg:width="1.904cm" svg:height="0.653cm" draw:transform="rotate (1.5707963267946) translate (0.379236111111111cm 5.84023611111111cm)"><draw:text-box><text:p text:style-name="P8"><text:span text:style-name="T6">es un</text:span></text:p></draw:text-box></draw:frame><draw:line draw:style-name="gr5" draw:text-style-name="P11" svg:x1="0.997cm" svg:y1="5.842cm" svg:x2="0.997cm" svg:y2="3.937cm"><text:p/></draw:line><draw:frame draw:style-name="gr6" draw:text-style-name="P9" svg:width="3.335cm" svg:height="1.227cm" svg:x="6.934cm" svg:y="0.393cm"><draw:text-box><text:p text:style-name="P8"><text:span text:style-name="T5">Problema de búsqueda</text:span></text:p></draw:text-box></draw:frame><draw:frame draw:style-name="gr4" draw:text-style-name="P10" svg:width="2.553cm" svg:height="0.653cm" svg:x="3.357cm" svg:y="0.393cm"><draw:text-box><text:p text:style-name="P8"><text:span text:style-name="T6">tiene un</text:span></text:p></draw:text-box></draw:frame><draw:line draw:style-name="gr5" draw:text-style-name="P11" svg:x1="6.935cm" svg:y1="1.026cm" svg:x2="1.64cm" svg:y2="1.016cm"><text:p/></draw:line><draw:frame draw:style-name="gr6" draw:text-style-name="P9" svg:width="3.811cm" svg:height="1.227cm" svg:x="13.358cm" svg:y="0.393cm"><draw:text-box><text:p text:style-name="P8"><text:span text:style-name="T5">Regla de cambio de estado</text:span></text:p></draw:text-box></draw:frame><draw:line draw:style-name="gr5" draw:text-style-name="P11" svg:x1="9.548cm" svg:y1="1.037cm" svg:x2="13.358cm" svg:y2="1.037cm"><text:p/></draw:line><draw:frame draw:style-name="gr7" draw:text-style-name="P10" svg:width="3.335cm" svg:height="0.953cm" svg:x="9.548cm" svg:y="0.393cm"><draw:text-box><text:p text:style-name="P8"><text:span text:style-name="T6">tiene varias</text:span></text:p></draw:text-box></draw:frame><draw:frame draw:style-name="gr3" draw:text-style-name="P9" svg:width="4.287cm" svg:height="0.74cm" svg:x="6.214cm" svg:y="4.201cm"><draw:text-box><text:p text:style-name="P8"><text:span text:style-name="T5">Motor de búsqueda</text:span></text:p></draw:text-box></draw:frame><draw:line draw:style-name="gr5" draw:text-style-name="P11" svg:x1="8.119cm" svg:y1="4.204cm" svg:x2="8.119cm" svg:y2="1.612cm"><text:p/></draw:line><draw:frame draw:style-name="gr8" draw:text-style-name="P10" svg:width="2.555cm" svg:height="0.653cm" draw:transform="rotate (1.5707963267946) translate (7.50005555555556cm 4.20511111111111cm)"><draw:text-box><text:p text:style-name="P8"><text:span text:style-name="T6">tiene un</text:span></text:p></draw:text-box></draw:frame><draw:frame draw:style-name="gr6" draw:text-style-name="P9" svg:width="5.238cm" svg:height="1.227cm" svg:x="3.357cm" svg:y="7.353cm"><draw:text-box><text:p text:style-name="P8"><text:span text:style-name="T5">Motor de búsqueda sin adversario</text:span></text:p></draw:text-box></draw:frame><draw:frame draw:style-name="gr6" draw:text-style-name="P9" svg:width="5.24cm" svg:height="1.227cm" svg:x="9.072cm" svg:y="7.353cm"><draw:text-box><text:p text:style-name="P8"><text:span text:style-name="T5">Motor de búsqueda con adversario</text:span></text:p></draw:text-box></draw:frame><draw:line draw:style-name="gr5" draw:text-style-name="P11" svg:x1="5.738cm" svg:y1="7.533cm" svg:x2="8.073cm" svg:y2="4.886cm"><text:p/></draw:line><draw:line draw:style-name="gr5" draw:text-style-name="P11" svg:x1="10.977cm" svg:y1="7.533cm" svg:x2="8.41cm" svg:y2="4.886cm"><text:p/></draw:line><draw:frame draw:style-name="gr4" draw:text-style-name="P10" svg:width="1.906cm" svg:height="0.653cm" draw:transform="rotate (0.871966494296202) translate (5.73793055555556cm 6.66573611111111cm)"><draw:text-box><text:p text:style-name="P8"><text:span text:style-name="T6">es un</text:span></text:p></draw:text-box></draw:frame><draw:frame draw:style-name="gr9" draw:text-style-name="P10" svg:width="1.906cm" svg:height="0.653cm" draw:transform="rotate (-0.786096295099285) translate (9.985375cm 5.63386111111111cm)"><draw:text-box><text:p text:style-name="P8"><text:span text:style-name="T6">es un</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Standard">- Definir problema:</text:p>
      <text:p text:style-name="Standard"><text:span text:style-name="T1">entrada:</text:span> un problema</text:p>
      <text:p text:style-name="Standard"><text:span text:style-name="T1">restricciones del parámetro (problema):</text:span> debe estar correctamente definido</text:p>
      <text:p text:style-name="Standard"><text:span text:style-name="T1">comportamiento:</text:span> establecer al parámetro de entrada como problema del motor</text:p>
      <text:p text:style-name="Standard"/>
      <text:p text:style-name="Standard">- Obtener la solución al problema</text:p>
      <text:p text:style-name="Standard"><text:span text:style-name="T1">entrada:</text:span> ninguna</text:p>
      <text:p text:style-name="Standard"><text:span text:style-name="T1">restricciones de la función:</text:span> su comportamiento esta asegurado cuando se lo utiliza luego de realizar una búsqueda.</text:p>
      <text:p text:style-name="Standard"><text:span text:style-name="T1">comportamiento:</text:span> retornar el estado solución o el mejor estado encontrado para problemas de búsqueda con adversario.</text:p>
      <text:p text:style-name="Standard"/>
      <text:p text:style-name="Standard">Requerimientos del motor de búsqueda con adversario</text:p>
      <text:p text:style-name="Standard"/>
      <text:p text:style-name="Standard">- obtener el siguiente estado (realizar un movimiento)</text:p>
      <text:p text:style-name="Standard"><text:span text:style-name="T1">entrada:</text:span> un estado</text:p>
      <text:p text:style-name="Standard"><text:span text:style-name="T1">comportamiento:</text:span> realiza una búsqueda para encontrar el mejor movimiento posible dado el estado de entrada</text:p>
      <text:p text:style-name="Standard"><text:span text:style-name="T1">resultado:</text:span> un estado con el movimiento encontrado aplicado, nada si no era posible aplicar movimientos.</text:p>
      <text:p text:style-name="Standard"/>
      <text:p text:style-name="Standard">- computar evaluación de un estado</text:p>
      <text:p text:style-name="Standard"><text:span text:style-name="T1">entrada:</text:span> un estado</text:p>
      <text:p text:style-name="Standard"><text:span text:style-name="T1">comportamiento:</text:span> ejecutar un método de evaluación determinado sobre el estado</text:p>
      <text:p text:style-name="Standard"><text:span text:style-name="T1">resultado:</text:span> la evaluación del estado entrada (cuan bueno es un estado para un determinado jugador)</text:p>
      <text:p text:style-name="Standard"/>
      <text:p text:style-name="Standard">Requerimientos del motor de búsqueda sin adversario</text:p>
      <text:p text:style-name="Standard"/>
      <text:p text:style-name="Standard">- obtener el camino desde un estado hasta la solución</text:p>
      <text:p text:style-name="Standard"><text:span text:style-name="T1">entrada:</text:span> ninguna</text:p>
      <text:p text:style-name="Standard"><text:span text:style-name="T1">resultado:</text:span> retornar la lista de estados intermedios desde el estado inicial hasta el estado solución, la lista debe contener al estado inicial y al final</text:p>
      <text:p text:style-name="Standard"/>
      <text:p text:style-name="Standard">- Realizar la búsqueda</text:p>
      <text:p text:style-name="Standard"><text:span text:style-name="T1">entrada:</text:span> ninguna</text:p>
      <text:p text:style-name="Standard"><text:span text:style-name="T1">restricciones de la función:</text:span> debe estar definido el problema</text:p>
      <text:p text:style-name="Standard"><text:span text:style-name="T1">comportamiento:</text:span> realizar la búsqueda desde el estado inicial del problema hasta encontrar una solución</text:p>
      <text:p text:style-name="Standard"><text:span text:style-name="T1">resultado:</text:span> verdadero si y sólo si existe estado s tal que existe un conjunto de reglas R tal que se cumple que el estado inicial deriva mediante R en s y el estado s es exitoso.</text:p>
      <text:p text:style-name="Standard"/>
      <text:p text:style-name="Standard"/>
      <text:p text:style-name="Standard"/>
      <text:p text:style-name="Standard"/>
      <text:p text:style-name="Standard"><text:soft-page-break/>Requerimientos funcionales del problema</text:p>
      <text:p text:style-name="Standard"/>
      <text:p text:style-name="Standard">- definir estado inicial</text:p>
      <text:p text:style-name="Standard"><text:span text:style-name="T1">entrada:</text:span> un estado</text:p>
      <text:p text:style-name="Standard"><text:span text:style-name="T1">comportamiento:</text:span> definir el estado parámetro como estado inicial del problema</text:p>
      <text:p text:style-name="Standard"/>
      <text:p text:style-name="Standard">- definir reglas de cambio de estado</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los sucesores de un estado<text:line-break/><text:span text:style-name="T1">entrada:</text:span> un estado</text:p>
      <text:p text:style-name="Standard"><text:span text:style-name="T1">comportamiento:</text:span> aplica todas las reglas de cambio de estado (aplicables) al estado de entrada</text:p>
      <text:p text:style-name="Standard"><text:span text:style-name="T1">resultado:</text:span> un conjunto de estados obtenidos de aplicar todas las reglas al estado entrada</text:p>
      <text:p text:style-name="Standard"/>
      <text:p text:style-name="Standard">Requerimientos funcionales del estado</text:p>
      <text:p text:style-name="Standard"/>
      <text:p text:style-name="Standard">- Consultar si un estado es final<text:line-break/><text:span text:style-name="T1">entrada:</text:span> ninguna (opera sobre si mismo)<text:line-break/><text:span text:style-name="T1">resultado:</text:span> retorna si al estado se le puede aplicar algún cambio (siguiendo las reglas del problema)<text:line-break/></text:p>
      <text:p text:style-name="Standard">- Consultar si un estado es exitoso<text:line-break/><text:span text:style-name="T1">entrada:</text:span> ninguna (opera sobre si mism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otro estado</text:p>
      <text:p text:style-name="Standard"><text:span text:style-name="T1">resultado:</text:span> un valor que especifique la relación de orden del estado actual con el de entrada</text:p>
      <text:p text:style-name="Standard"/>
      <text:p text:style-name="Standard">Requerimientos funcionales de los estados con evaluación</text:p>
      <text:p text:style-name="Standard"/>
      <text:p text:style-name="Standard">- Evaluación del estado</text:p>
      <text:p text:style-name="Standard"><text:span text:style-name="T1">entrada:</text:span> ninguna (opera sobre si mismo)</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p text:style-name="Standard">Requerimientos funcionales de los estados para adversario</text:p>
      <text:p text:style-name="Standard"/>
      <text:p text:style-name="Standard">- Consultar nivel de estado<text:line-break/><text:span text:style-name="T1">entrada:</text:span> ninguna (opera sobre si mismo)</text:p>
      <text:p text:style-name="Standard"><text:span text:style-name="T1">resultado:</text:span> retornar si el estado esta en nivel MIN o MAX</text:p>
      <text:p text:style-name="Standard"/>
      <text:p text:style-name="Standard"/>
      <text:p text:style-name="Standard"/>
      <text:p text:style-name="Standard"/>
      <text:p text:style-name="Standard"><text:soft-page-break/>- Consultar que nivel fue el ganador<text:line-break/><text:span text:style-name="T1">entrada:</text:span> ninguna (opera sobre si mismo)<text:line-break/><text:span text:style-name="T1">resultado:</text:span> retornar si el ganador fue el nivel MIN o el nivel MAX</text:p>
      <text:p text:style-name="Standard"><text:span text:style-name="T1">nota:</text:span> se debe cumplir que la funcionalidad de estado “es exitoso” debe ser igual a ganó MIN ó ganó MAX</text:p>
      <text:p text:style-name="Standard"><text:line-break/>Requerimientos funcionales de reglas de cambio de estado</text:p>
      <text:p text:style-name="Standard"/>
      <text:p text:style-name="Standard">- Verificar que una regla es aplicable a un determinado estado<text:line-break/><text:span text:style-name="T1">entrada:</text:span> un estado<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Aplicar la regla de cambio de estado<text:line-break/><text:span text:style-name="T1">entrada:</text:span><text:span text:style-name="T2"> un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Atributos del sistema</text:p>
      <text:p text:style-name="Standard"/>
      <text:p text:style-name="Standard">Portabilidad</text:p>
      <text:p text:style-name="Standard"/>
      <text:p text:style-name="Standard">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7T09:14:28</meta:creation-date>
    <dc:date>2011-10-28T22:17:37</dc:date>
    <meta:editing-duration>PT16H6M23S</meta:editing-duration>
    <meta:editing-cycles>53</meta:editing-cycles>
    <meta:generator>LibreOffice/3.3$Unix LibreOffice_project/330m19$Build-301</meta:generator>
    <meta:document-statistic meta:table-count="0" meta:image-count="0" meta:object-count="0" meta:page-count="7" meta:paragraph-count="131" meta:word-count="2358" meta:character-count="14107"/>
  </office:meta>
</office:document-meta>
</file>